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, sans-serif"/>
    <style:font-face style:name="NimbusRomNo9L-Regu n" svg:font-family="'NimbusRomNo9L-Regu n'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.25in" fo:margin-right="0in" fo:text-indent="0in" style:auto-text-indent="false"/>
      <style:text-properties fo:color="#24292e" style:font-name="Times New Roman" fo:font-size="12pt" style:font-size-asian="12pt" style:font-name-complex="Segoe UI1" style:font-size-complex="12pt"/>
    </style:style>
    <style:style style:name="P2" style:family="paragraph" style:parent-style-name="Standard">
      <style:paragraph-properties fo:margin-left="0.25in" fo:margin-right="0in" fo:text-indent="0in" style:auto-text-indent="false"/>
      <style:text-properties style:font-name="Times New Roman" fo:font-size="12pt" style:font-size-asian="12pt" style:font-size-complex="12pt"/>
    </style:style>
    <style:style style:name="P3" style:family="paragraph" style:parent-style-name="Standard" style:list-style-name="L1">
      <style:paragraph-properties fo:margin-left="0.25in" fo:margin-right="0in" fo:text-indent="0in" style:auto-text-indent="false"/>
      <style:text-properties style:font-name="Times New Roman" fo:font-size="12pt" style:font-size-asian="12pt" style:font-size-complex="12pt"/>
    </style:style>
    <style:style style:name="P4" style:family="paragraph" style:parent-style-name="Standard">
      <style:paragraph-properties fo:margin-left="0.25in" fo:margin-right="0in" fo:text-indent="0in" style:auto-text-indent="false"/>
      <style:text-properties fo:color="#000000" style:font-name="Times New Roman" fo:font-size="12pt" style:font-size-asian="12pt" style:font-size-complex="12pt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Times New Roman" fo:font-size="12pt" style:font-size-asian="12pt" style:font-size-complex="12pt"/>
    </style:style>
    <style:style style:name="P6" style:family="paragraph" style:parent-style-name="Standard" style:list-style-name="L1">
      <style:paragraph-properties fo:margin-left="0in" fo:margin-right="0in" fo:text-indent="0in" style:auto-text-indent="false"/>
      <style:text-properties style:font-name="Times New Roman" fo:font-size="12pt" style:font-size-asian="12pt" style:font-size-complex="12pt"/>
    </style:style>
    <style:style style:name="P7" style:family="paragraph" style:parent-style-name="List_20_Paragraph" style:list-style-name="WWNum1" style:master-page-name="Standard">
      <style:paragraph-properties style:page-number="auto"/>
      <style:text-properties style:font-name="Times New Roman" fo:font-size="12pt" style:font-size-asian="12pt" style:font-size-complex="12pt"/>
    </style:style>
    <style:style style:name="P8" style:family="paragraph" style:parent-style-name="List_20_Paragraph" style:list-style-name="WWNum1">
      <style:paragraph-properties fo:margin-left="0in" fo:margin-right="0in" fo:text-indent="0in" style:auto-text-indent="false"/>
      <style:text-properties fo:color="#000000" style:font-name="Times New Roman" fo:font-size="12pt" style:font-size-asian="12pt" style:font-size-complex="12pt"/>
    </style:style>
    <style:style style:name="T1" style:family="text">
      <style:text-properties fo:color="#24292e" style:font-name="Segoe UI" style:font-name-complex="Segoe UI1"/>
    </style:style>
    <style:style style:name="T2" style:family="text">
      <style:text-properties fo:color="#24292e" style:font-name-complex="Segoe UI1"/>
    </style:style>
    <style:style style:name="T3" style:family="text">
      <style:text-properties style:font-name-complex="Cambria Math1"/>
    </style:style>
    <style:style style:name="T4" style:family="text">
      <style:text-properties style:font-name-complex="Calibri1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fo:font-variant="normal" fo:text-transform="none" fo:color="#ff2c21" style:font-name="NimbusRomNo9L-Regu n" fo:font-size="27.75pt" fo:letter-spacing="normal" fo:font-style="normal" fo:font-weight="normal"/>
    </style:style>
    <style:style style:name="T7" style:family="text">
      <style:text-properties fo:font-variant="normal" fo:text-transform="none" fo:color="#ff2c21" style:font-name="NimbusRomNo9L-Regu n" fo:letter-spacing="normal" fo:font-style="normal" fo:font-weight="normal"/>
    </style:style>
    <style:style style:name="T8" style:family="text">
      <style:text-properties fo:font-variant="normal" fo:text-transform="none" fo:color="#ff2c21" fo:letter-spacing="normal" fo:font-style="normal" fo:font-weight="normal"/>
    </style:style>
    <style:style style:name="T9" style:family="text">
      <style:text-properties fo:font-variant="normal" fo:text-transform="none" style:font-name="NimbusRomNo9L-Regu n" fo:font-size="27.75pt" fo:letter-spacing="normal" fo:font-style="normal" fo:font-weight="normal"/>
    </style:style>
    <style:style style:name="T10" style:family="text">
      <style:text-properties fo:font-variant="normal" fo:text-transform="none" fo:font-size="27.75pt" fo:letter-spacing="normal" fo:font-style="normal" fo:font-weight="normal"/>
    </style:style>
    <text:list-style style:name="L1">
      <text:list-level-style-number text:level="1" text:style-name="Numbering_20_Symbols" style:num-suffix="." style:num-format="1" text:start-value="2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93823392324122843" text:style-name="WWNum1">
        <text:list-item>
          <text:p text:style-name="P7">In an 8-bit binary number, which is the most significant bit (MSB)?</text:p>
          <text:p text:style-name="P8"><text:span text:style-name="T5">number with the largest value. This is usually the bit farthest to the left, or the bit transmitted first in a sequence</text:span> </text:p>
        </text:list-item>
      </text:list>
      <text:p text:style-name="P2">2. What is the decimal representation of each of the following unsigned binary integers? </text:p>
      <text:p text:style-name="P2">a. 00110101 56</text:p>
      <text:p text:style-name="P2">b. 10010110 150</text:p>
      <text:p text:style-name="P2">c. 11001100 192</text:p>
      <text:p text:style-name="P2">2. What is the decimal representation of each of the following unsigned binary integers? </text:p>
      <text:p text:style-name="P2">a. 00110101 1,4,16,32</text:p>
      <text:p text:style-name="P2">b. 10010110 2,4,16,128</text:p>
      <text:p text:style-name="P2">c. 11001100 4,8,64,128</text:p>
      <text:p text:style-name="P2"><text:span text:style-name="T2">4. Convert the following numbers to binary </text:span></text:p>
      <text:p text:style-name="P2"><text:span text:style-name="T2">2,</text:span><text:span text:style-name="T1"> 00000010</text:span></text:p>
      <text:p text:style-name="P2"><text:span text:style-name="T2">4,</text:span><text:span text:style-name="T1"> 00000100</text:span></text:p>
      <text:p text:style-name="P2"><text:span text:style-name="T2">8,</text:span><text:span text:style-name="T1"> 00001000</text:span></text:p>
      <text:p text:style-name="P2"><text:span text:style-name="T2">16,</text:span><text:span text:style-name="T1">00010000</text:span></text:p>
      <text:p text:style-name="P2"><text:span text:style-name="T2">5. How many bits are used by each of the following data types? </text:span></text:p>
      <text:p text:style-name="P2"><text:span text:style-name="T2">a. word</text:span><text:span text:style-name="T1"> </text:span></text:p>
      <text:p text:style-name="P2"><text:span text:style-name="T2">b. doubleword </text:span></text:p>
      <text:p text:style-name="P2"><text:span text:style-name="T2">c. quadword </text:span></text:p>
      <text:p text:style-name="P2"><text:span text:style-name="T2">d. double quadword</text:span></text:p>
      <text:p text:style-name="P1"/>
      <text:p text:style-name="P2"><text:span text:style-name="T2">7. What is the hexadecimal representation of each of the following binary numbers? </text:span></text:p>
      <text:p text:style-name="P2"><text:span text:style-name="T2">a. 0011 0101 1101 1010</text:span></text:p>
      <text:p text:style-name="P1">3 5 C A</text:p>
      <text:p text:style-name="P2"><text:span text:style-name="T2">8. What is the binary representation of the following hexadecimal numbers? <text:s/></text:span></text:p>
      <text:p text:style-name="P2"><text:span text:style-name="T2">b. 6ACDFA95</text:span><text:span text:style-name="T1"> </text:span></text:p>
      <text:p text:style-name="P2">0110 <text:s/>1010 1100 1101 1111 1010 1001 0101</text:p>
      <text:p text:style-name="P2"><text:soft-page-break/>9. What is the unsigned decimal representation of each of the following hexadecimal integers? </text:p>
      <text:p text:style-name="P2">a. 3A: 3 10</text:p>
      <text:p text:style-name="P2"/>
      <text:p text:style-name="P2">10. What is the unsigned decimal representation of each of the following hexadecimal integers?</text:p>
      <text:p text:style-name="P2">c. 29F: 2 9 15 </text:p>
      <text:p text:style-name="P2"/>
      <text:p text:style-name="P2">11. What is the 16-bit hexadecimal representation of each of the following signed decimal integers? a. -24: FFFFFFE8 (No idea how to get that)</text:p>
      <text:p text:style-name="P2">14. The following 16-bit hexadecimal numbers represent signed integers. Convert each to decimal. b. 823</text:p>
      <text:p text:style-name="P2"/>
      <text:p text:style-name="P2">17. What is the 8-bit binary (two’s-complement) representation of each of the following signed decimal integers? </text:p>
      <text:p text:style-name="P2">A. –5 </text:p>
      <text:p text:style-name="P4"><text:span text:style-name="T5">11111011</text:span></text:p>
      <text:p text:style-name="P2">19. What is the sum of each pair of hexadecimal integers? </text:p>
      <text:p text:style-name="P2">a. 6B4 + 3FE</text:p>
      <text:p text:style-name="P4"><text:span text:style-name="T5">AB2 b 1106</text:span> </text:p>
      <text:p text:style-name="P2"/>
      <text:list xml:id="list5039829043094653510" text:style-name="L1">
        <text:list-item>
          <text:p text:style-name="P3">What are the hexadecimal and decimal representations of the ASCII character capital B?</text:p>
          <text:p text:style-name="P6"><text:s/>DEC:66 HEX:42</text:p>
        </text:list-item>
      </text:list>
      <text:p text:style-name="P2">22. What are the hexadecimal and decimal representations of the ASCII character capital G?</text:p>
      <text:p text:style-name="P5">DEC:47 HEX:47</text:p>
      <text:p text:style-name="P2">24. Challenge: What is the largest decimal value you can represent, using a 86-bit signed integer?</text:p>
      <text:p text:style-name="P2">25. Create a truth table to show all possible inputs and outputs for the boolean function described by ¬().</text:p>
      <text:p text:style-name="P2">26. Create a truth table to show all possible inputs and outputs for the boolean function described by (AB<text:span text:style-name="T3">∨</text:span> <text:span text:style-name="T4">¬</text:span>A B<text:span text:style-name="T4">¬</text:span><text:span text:style-name="T3">∧</text:span>). How would you describe the rightmost column of this table in relation to the table from question number 25? Have you heard of De Morgan’s Theorem?</text:p>
      <text:p text:style-name="P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, sans-serif"/>
    <style:font-face style:name="NimbusRomNo9L-Regu n" svg:font-family="'NimbusRomNo9L-Regu n'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 Math" svg:font-family="'Cambria Math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mbria Math1" svg:font-family="'Cambria Math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7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Tashawn R Patton-Taylor</meta:initial-creator>
    <meta:editing-cycles>2</meta:editing-cycles>
    <meta:creation-date>2018-09-04T17:32:00</meta:creation-date>
    <dc:date>2018-09-10T21:03:46.98</dc:date>
    <meta:editing-duration>PT13H59M42S</meta:editing-duration>
    <meta:generator>OpenOffice/4.1.5$Win32 OpenOffice.org_project/415m1$Build-9789</meta:generator>
    <meta:document-statistic meta:table-count="0" meta:image-count="0" meta:object-count="0" meta:page-count="3" meta:paragraph-count="45" meta:word-count="387" meta:character-count="2259"/>
    <meta:user-defined meta:name="AppVersion">16.0000</meta:user-defined>
    <meta:user-defined meta:name="Company">Cheyney Univ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